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19" manifest:media-type=""/>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styles.xml" manifest:media-type="text/xml"/>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5c1f00" officeooo:paragraph-rsid="005c1f00"/>
    </style:style>
    <style:style style:name="P32" style:family="paragraph" style:parent-style-name="Standard">
      <style:text-properties officeooo:rsid="00470eb4" officeooo:paragraph-rsid="00470eb4"/>
    </style:style>
    <style:style style:name="P33" style:family="paragraph" style:parent-style-name="Standard">
      <style:text-properties officeooo:rsid="005ee0b6" officeooo:paragraph-rsid="005ee0b6"/>
    </style:style>
    <style:style style:name="P34" style:family="paragraph" style:parent-style-name="Standard">
      <style:text-properties officeooo:rsid="005fb6d4" officeooo:paragraph-rsid="005fb6d4"/>
    </style:style>
    <style:style style:name="P35" style:family="paragraph" style:parent-style-name="Standard">
      <style:text-properties officeooo:rsid="004f2f70" officeooo:paragraph-rsid="004f2f70"/>
    </style:style>
    <style:style style:name="P36" style:family="paragraph" style:parent-style-name="Standard">
      <style:text-properties officeooo:rsid="00627749" officeooo:paragraph-rsid="00627749"/>
    </style:style>
    <style:style style:name="P37" style:family="paragraph" style:parent-style-name="Standard">
      <style:text-properties officeooo:rsid="0069fc96" officeooo:paragraph-rsid="0069fc96"/>
    </style:style>
    <style:style style:name="P38" style:family="paragraph" style:parent-style-name="Standard">
      <style:text-properties officeooo:rsid="006a7e37" officeooo:paragraph-rsid="006a7e37"/>
    </style:style>
    <style:style style:name="P39" style:family="paragraph" style:parent-style-name="Standard">
      <style:text-properties officeooo:rsid="006ba36b" officeooo:paragraph-rsid="006ba36b"/>
    </style:style>
    <style:style style:name="P40" style:family="paragraph" style:parent-style-name="Standard">
      <style:text-properties officeooo:rsid="00570407" officeooo:paragraph-rsid="00570407"/>
    </style:style>
    <style:style style:name="P41" style:family="paragraph" style:parent-style-name="Standard">
      <style:text-properties officeooo:rsid="0070d653" officeooo:paragraph-rsid="006f2324"/>
    </style:style>
    <style:style style:name="P42" style:family="paragraph" style:parent-style-name="Subtitle">
      <style:text-properties officeooo:rsid="007d79cf" officeooo:paragraph-rsid="007d79cf"/>
    </style:style>
    <style:style style:name="P43" style:family="paragraph" style:parent-style-name="Title">
      <style:text-properties officeooo:rsid="007553f7" officeooo:paragraph-rsid="007553f7"/>
    </style:style>
    <style:style style:name="P44" style:family="paragraph" style:parent-style-name="Standard">
      <style:text-properties officeooo:rsid="008259f4" officeooo:paragraph-rsid="008259f4"/>
    </style:style>
    <style:style style:name="P45" style:family="paragraph" style:parent-style-name="Standard">
      <style:text-properties officeooo:rsid="006c73f5" officeooo:paragraph-rsid="006c73f5"/>
    </style:style>
    <style:style style:name="P46" style:family="paragraph" style:parent-style-name="Standard">
      <style:text-properties officeooo:rsid="0087c1d1" officeooo:paragraph-rsid="0087c1d1"/>
    </style:style>
    <style:style style:name="P47" style:family="paragraph" style:parent-style-name="Standard">
      <style:text-properties officeooo:rsid="00884867" officeooo:paragraph-rsid="00884867"/>
    </style:style>
    <style:style style:name="P48" style:family="paragraph" style:parent-style-name="Standard">
      <style:text-properties officeooo:rsid="00889c2f" officeooo:paragraph-rsid="00889c2f"/>
    </style:style>
    <style:style style:name="P49" style:family="paragraph" style:parent-style-name="Standard">
      <style:text-properties officeooo:rsid="00889c2f" officeooo:paragraph-rsid="00889c2f"/>
    </style:style>
    <style:style style:name="P50" style:family="paragraph" style:parent-style-name="Standard">
      <style:text-properties officeooo:rsid="008d21d2" officeooo:paragraph-rsid="008d21d2"/>
    </style:style>
    <style:style style:name="P51" style:family="paragraph" style:parent-style-name="Standard">
      <style:text-properties officeooo:rsid="008d91ca" officeooo:paragraph-rsid="008d91ca"/>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c9617"/>
    </style:style>
    <style:style style:name="T20" style:family="text">
      <style:text-properties officeooo:rsid="008d21d2"/>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EM Gravity theory extended to include “chemistry” force and to be qasi single equation</text:p>
      <text:p text:style-name="P42">Yid edition</text:p>
      <text:p text:style-name="P1"/>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3.085cm" svg:height="1.184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4">A<text:span text:style-name="T15">any </text:span><text:span text:style-name="T16">is inter loka dimension gradient inclusive and exclusive of “normal” dimensions.</text:span></text:p>
      <text:p text:style-name="P44"><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4"><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19cm" svg:width="2.187cm" svg:height="0.998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30"><draw:object xlink:href="./Object 15" xlink:type="simple" xlink:show="embed" xlink:actuate="onLoad"/><draw:image xlink:href="./ObjectReplacements/Object 15" xlink:type="simple" xlink:show="embed" xlink:actuate="onLoad"/></draw:frame></text:p>
      <text:p text:style-name="P4"><text:soft-page-break/><draw:frame draw:style-name="fr1" draw:name="Object16" text:anchor-type="as-char" svg:y="-0.437cm" svg:width="4.129cm" svg:height="0.593cm" draw:z-index="31"><draw:object xlink:href="./Object 16" xlink:type="simple" xlink:show="embed" xlink:actuate="onLoad"/><draw:image xlink:href="./ObjectReplacements/Object 16" xlink:type="simple" xlink:show="embed" xlink:actuate="onLoad"/></draw:frame></text:p>
      <text:p text:style-name="P31">v_e and v_f mathc with v_1 and v_2 in the formula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ext:soft-page-break/>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2">There are 2x sets of 24 “planets” per “philosophical” set of planets, where one of the pair is for reincarnation, and the other is for <text:span text:style-name="T10">reverse reincarnation</text:span>.</text:p>
      <text:p text:style-name="P33">They are each with swapped divergent dimension and are in a non easily detectable way appearing to be on each other’s inside of the planet.</text:p>
      <text:p text:style-name="P34"><text:soft-page-break/>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40">5-10: Ace 5 distinct jobs in one lifetime to achieve immortality – the sixth job.</text:p>
      <text:p text:style-name="P41"/>
      <text:p text:style-name="P27"/>
      <text:p text:style-name="P23">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5"><text:soft-page-break/>There could also be “perpendicular” matter with both velocities set to – and picking the 2 velocities with a +- for the gravitational level of existence.</text:p>
      <text:p text:style-name="P35"/>
      <text:p text:style-name="P36">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6">Last integral and v in Z2 is swapped</text:p>
      <text:p text:style-name="P36"><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6"/>
      <text:p text:style-name="P36"><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6"/>
      <text:p text:style-name="P36"><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6"/>
      <text:p text:style-name="P36"><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6"/>
      <text:p text:style-name="P36"><draw:frame draw:style-name="fr1" draw:name="Object30" text:anchor-type="as-char" svg:y="-0.736cm" svg:width="1.7cm" svg:height="1.177cm" draw:z-index="32"><draw:object xlink:href="./Object 30" xlink:type="simple" xlink:show="embed" xlink:actuate="onLoad"/><draw:image xlink:href="./ObjectReplacements/Object 30" xlink:type="simple" xlink:show="embed" xlink:actuate="onLoad"/><svg:desc>formula</svg:desc></draw:frame><text:span text:style-name="T14">for light</text:span></text:p>
      <text:p text:style-name="P36"/>
      <text:p text:style-name="P36"><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7">DxD is dependent of the lifetime of a gravito-chemistro-photon, so that the chemistry force will decay into gravity force. Presumably the time derivvartive of the squared wave function is like four velocity but excluding circular orbit attraction.</text:p>
      <text:p text:style-name="P37">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8">The non-growing of “gravity-like” light for the first 48 solar radii would also have to be pushed into DxD, where it would replicate the light into other parallel “planets” instead of it growing.</text:p>
      <text:p text:style-name="P38">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9">The efficiency of evolution is increased by the maximum efficacy of the free energy generator with no self feedback.</text:p>
      <text:p text:style-name="P45">The 500’000 years of Earth is based on iso light speed change to increasing light speed to preserve the gravity’s frequancies.</text:p>
      <text:p text:style-name="P46">The locking field can provide 5 different levels:</text:p>
      <text:p text:style-name="P46">1. Light → up to 5</text:p>
      <text:p text:style-name="P46">2. Gravity → up to 10</text:p>
      <text:p text:style-name="P46">3. Chemistry → up to 10</text:p>
      <text:p text:style-name="P46">4. Shiv force → up to 5</text:p>
      <text:p text:style-name="P46">5. Vishnu force → only one</text:p>
      <text:p text:style-name="P46">Given that there are 5 types of matter i.e. akashi</text:p>
      <text:p text:style-name="P46">total of 31 physics</text:p>
      <text:p text:style-name="P46">3 solutions for photons → V.q A.J and their interactions</text:p>
      <text:p text:style-name="P46">4 solution for “dark forces” where energy comes from roughness, one of them if for the energy received by them</text:p>
      <text:p text:style-name="P46">24 “planets” for each side of the planet.</text:p>
      <text:p text:style-name="P47"><text:soft-page-break/>This doesn’t mean that the “void” beings are incapable of reincarnation.</text:p>
      <text:p text:style-name="P47">It can still be possible by adding one more equation:</text:p>
      <text:p text:style-name="P47"><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7">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7">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4cm" svg:width="13.585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8">However 5/<text:span text:style-name="T18">7</text:span> types of matter can be derived from the set of equation at the beginning:</text:p>
      <text:p text:style-name="P48">1. Energy based, conserves energy but can get friction flight by messing up the flight medium. Messing up the flight medium is reversible. <text:span text:style-name="T18">Theoretically x2 swappable, for male and female but the female version is the dead wife of Shiva and it doesn’t manifest on Earth of the Gravity layer. It can manifest on the Chemistry layer and above. </text:span><text:span text:style-name="T19">Swapped for entropy by somehow swapping out one of the anti-anti matter wave functions hidden by the babel tower instead of a spin swap.</text:span></text:p>
      <text:p text:style-name="P48">2. Energy based, 1x charge, can do “warp drive” and can generate energy. <text:span text:style-name="T18">X2 swapped version for male-female energy</text:span></text:p>
      <text:p text:style-name="P48">3. Energy based, quasi 2x charge, can do “warp drive” and can generate energy, presumably is appearing as if it is on a sky platform for no.2, <text:span text:style-name="T18">X2 swapped version for male-female energy</text:span></text:p>
      <text:p text:style-name="P48">4. Entropy based, multiple versions of entropy possible (counts as one)</text:p>
      <text:p text:style-name="P48">5. Source of radiation is Laplacian of mass, but it still has static electric field and chemistry. <text:span text:style-name="T20">X2 swapped for good and evil</text:span></text:p>
      <text:p text:style-name="P48"/>
      <text:p text:style-name="P50">The 7 Biblical characters are:</text:p>
      <text:p text:style-name="P50">Yahweh, Sabaoth, Elohim { El, Dagon, Baal }, Ashera and Shakina</text:p>
      <text:p text:style-name="P50">El corresponds to Brahma, Baal coresponds to Vishnu, Dagon corresponds to Shiva</text:p>
      <text:p text:style-name="P50">Yahweh corresponds to Indra</text:p>
      <text:p text:style-name="P50">Sabaoth corresponds with all the other male deities</text:p>
      <text:p text:style-name="P50">Ashera and Shakina are the two Wives of Brahma.</text:p>
      <text:p text:style-name="P50">Vishnu doesn’t share his consort with the world.</text:p>
      <text:p text:style-name="P50">But it is the Reverse (spin swapped) entropy as in matter number 9 but it is sort of similar to Entropy</text:p>
      <text:p text:style-name="P51">In Shiva’s realm they have something similar to a Christian communism.</text:p>
      <text:p text:style-name="P51">Women are innocent until they mary.</text:p>
      <text:p text:style-name="P51">But when they give birth to 3 or more children, they (the women other than the women of Shiva himself) get murdered.</text:p>
      <text:p text:style-name="P51">When someone wants to go to Vishnu’s layer he or she has to call on the “whores of Shiva” in Vishnu’s layer to pull him up. This is the “whores/horse of Shiva” prayer or mantra. But it has been modified so we can’t use 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3-24T20:17:59.628650407</dc:date>
    <meta:editing-duration>PT7H25M8S</meta:editing-duration>
    <meta:editing-cycles>92</meta:editing-cycles>
    <meta:generator>LibreOffice/7.6.5.2$Linux_AARCH64 LibreOffice_project/60$Build-2</meta:generator>
    <meta:document-statistic meta:table-count="0" meta:image-count="0" meta:object-count="39" meta:page-count="6" meta:paragraph-count="169" meta:word-count="2436" meta:character-count="14178" meta:non-whitespace-character-count="11870"/>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subsup>
                      <mi>A</mi>
                      <mi>μ</mi>
                      <mi>μ</mi>
                    </msubsup>
                  </mrow>
                  <msup>
                    <mi>q</mi>
                    <mn>2</mn>
                  </msup>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A_%mu^%mu q^2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subsup>
                      <mi>A</mi>
                      <mi>μ</mi>
                      <mi>μ</mi>
                    </msubsup>
                  </mrow>
                  <msup>
                    <mi>q</mi>
                    <mn>2</mn>
                  </msup>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A_%mu^%mu q^2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i mathvariant="normal">ℏ</mi>
      <mi>c</mi>
      <msubsup>
        <mo stretchy="false">∂</mo>
        <mi>η</mi>
        <mi>μ</mi>
      </msubsup>
    </mrow>
    <annotation encoding="StarMath 5.0">v_4=1 over 2 hbar c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